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1A40000018E9797CA0F548F9AB4.gif" manifest:media-type="image/gi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OpenSymbol" svg:font-family="OpenSymbol"/>
    <style:font-face style:name="Segoe UI" svg:font-family="'Segoe UI', system-ui, 'Apple Color Emoji', 'Segoe UI Emoji', sans-serif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style:font-name="Segoe UI" fo:font-size="8.39999961853027pt" fo:letter-spacing="normal" fo:font-style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ayoutStatus="layouted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1" text:name="{Requirement-a31489e17fbb912f9819e828.source.DisplayName(ValueIfEmpty=[NoValue])}"/>
      </text:user-field-decls>
      <text:p text:style-name="Standard">Bild:</text:p>
      <text:p text:style-name="Standard"/>
      <text:p text:style-name="Standard"><draw:frame draw:style-name="fr1" draw:name="Bild2" text:anchor-type="as-char" svg:width="13.598cm" style:rel-width="80%" svg:height="12.885cm" style:rel-height="scale" draw:z-index="0"><draw:image xlink:href="Pictures/10000000000001A40000018E9797CA0F548F9AB4.gif" xlink:type="simple" xlink:show="embed" xlink:actuate="onLoad" loext:mime-type="image/gif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OpenSymbol" svg:font-family="OpenSymbol"/>
    <style:font-face style:name="Segoe UI" svg:font-family="'Segoe UI', system-ui, 'Apple Color Emoji', 'Segoe UI Emoji', sans-serif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AQ_5f_ConditionalStyleTemplateExpression" style:display-name="AQ_ConditionalStyleTemplateExpression" style:family="text">
      <style:text-properties fo:color="#cccc00" loext:opacity="100%" fo:font-style="italic" fo:font-weight="bold"/>
    </style:style>
    <style:style style:name="AQ_5f_SingleTemplateExpression" style:display-name="AQ_SingleTemplateExpression" style:family="text">
      <style:text-properties fo:color="#0a94d6" loext:opacity="100%" fo:font-style="italic" fo:font-weight="bold"/>
    </style:style>
    <style:style style:name="AQ_5f_MultiTemplateExpression" style:display-name="AQ_MultiTemplateExpression" style:family="text">
      <style:text-properties fo:color="#3342b5" loext:opacity="100%" fo:font-style="italic" fo:font-weight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svg:width="9.029cm" svg:height="9.029cm" text:anchor-type="as-char" svg:x="3.985cm" svg:y="-9.029cm" style:vertical-pos="top" style:vertical-rel="baseline" style:horizontal-pos="right" style:horizontal-rel="paragraph" fo:background-color="transparent" draw:fill="none" draw:fill-color="#99ccff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7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First_20_Page" style:display-name="First Page" style:page-layout-name="Mpm1" style:next-style-name="Standard"/>
    <style:master-page style:name="Left_20_Page" style:display-name="Left Page" style:page-layout-name="Mpm4"/>
    <style:master-page style:name="Right_20_Page" style:display-name="Right Page" style:page-layout-name="Mpm5"/>
    <style:master-page style:name="Envelope" style:page-layout-name="Mpm6"/>
    <style:master-page style:name="Index" style:page-layout-name="Mpm1"/>
    <style:master-page style:name="Foot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8-04-10T18:07:36.105000000</meta:creation-date>
    <dc:date>2022-08-08T18:29:12.850000000</dc:date>
    <meta:editing-duration>PT1H17M6S</meta:editing-duration>
    <meta:editing-cycles>29</meta:editing-cycles>
    <meta:generator>vText.dll/7.0.1.2.0$Windows_X86_64 LibreOffice_project/a8c1f18ced353ec8eb57b9f649366c4be440a1cd</meta:generator>
    <meta:document-statistic meta:table-count="0" meta:image-count="1" meta:object-count="0" meta:page-count="1" meta:paragraph-count="2" meta:word-count="1" meta:character-count="5" meta:non-whitespace-character-count="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AsReqIfXhtml
	Dim args(6) As New com.sun.star.beans.PropertyValue
	args(0).Name  = "FilterName"
	args(0).Value = "HTML (StarWriter)"
	args(1).Name  = "FilterOptions"
	args(1).Value = "xhtmlns=reqif-xhtml"
	args(2).Name  = "Overwrite"
	args(2).Value = true
	args(3).Name  = "RTFOLEMimeType"
	args(3).Value = "text/rtf"
	args(4).Name  = "OnMainThread"
	args(4).Value = true
	args(5).Name  = "ExportImagesAsOLE"
	args(5).Value = true
	args(6).Name  = "ShapeDPI"
	args(6).Value = 300

	target = Replace(thisComponent.URL, ".odt", ".xml")
	thisComponent.storeToUrl(target, args())
End Sub

Sub ImportReqIfXhtml
	Dim args(2) As New com.sun.star.beans.PropertyValue
	args(0).Name  = "FilterName"
	args(0).Value = "HTML (StarWriter)"
	args(1).Name  = "FilterOptions"
	args(1).Value = "xhtmlns=reqif-xhtml"

	Dim types(2) As String
	types(0) = "text/rtf"
	types(1) = "application/oleobject"
	types(2) = "application/rtf"
	args(2).Name  = "AllowedRTFOLEMimeTypes"
	args(2).Value = types

	source = Replace(thisComponent.URL, ".odt", ".xml")
	StarDesktop.LoadComponentFromUrl(source, "_blank", 0, args()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